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JP" fo:font-size="12pt" officeooo:rsid="001bf32b" officeooo:paragraph-rsid="001bf32b" style:font-size-asian="12pt" style:font-size-complex="12pt"/>
    </style:style>
    <style:style style:name="P2" style:family="paragraph" style:parent-style-name="Standard">
      <style:text-properties officeooo:rsid="001d6391" officeooo:paragraph-rsid="001d6391"/>
    </style:style>
    <style:style style:name="P3" style:family="paragraph" style:parent-style-name="Standard">
      <style:text-properties officeooo:paragraph-rsid="0020ba26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5" style:family="paragraph" style:parent-style-name="Standard">
      <style:text-properties officeooo:paragraph-rsid="0020ba26"/>
    </style:style>
    <style:style style:name="P6" style:family="paragraph" style:parent-style-name="Standard">
      <style:text-properties officeooo:paragraph-rsid="0023bee8"/>
    </style:style>
    <style:style style:name="P7" style:family="paragraph" style:parent-style-name="Standard">
      <style:text-properties officeooo:rsid="0023c8d3" officeooo:paragraph-rsid="0023c8d3"/>
    </style:style>
    <style:style style:name="P8" style:family="paragraph" style:parent-style-name="Standard">
      <style:text-properties officeooo:rsid="00247b4b" officeooo:paragraph-rsid="00247b4b"/>
    </style:style>
    <style:style style:name="P9" style:family="paragraph" style:parent-style-name="Standard">
      <style:text-properties fo:font-variant="normal" fo:text-transform="none" fo:color="#444444" style:font-name="monospace" fo:font-size="11.25pt" fo:letter-spacing="normal" fo:font-style="normal" fo:font-weight="normal" officeooo:rsid="00247b4b" officeooo:paragraph-rsid="00247b4b"/>
    </style:style>
    <style:style style:name="P10" style:family="paragraph" style:parent-style-name="Standard">
      <style:text-properties fo:font-variant="normal" fo:text-transform="none" fo:color="#444444" style:font-name="monospace" fo:font-size="11.25pt" fo:letter-spacing="normal" fo:font-style="normal" fo:font-weight="normal" officeooo:rsid="0023c8d3" officeooo:paragraph-rsid="0023c8d3"/>
    </style:style>
    <style:style style:name="P11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23c8d3" officeooo:paragraph-rsid="0023c8d3"/>
    </style:style>
    <style:style style:name="T1" style:family="text">
      <style:text-properties officeooo:rsid="001bf32b"/>
    </style:style>
    <style:style style:name="T2" style:family="text">
      <style:text-properties style:font-name="Noto Serif CJK JP" fo:font-size="12pt" style:font-size-asian="12pt" style:font-size-complex="12pt"/>
    </style:style>
    <style:style style:name="T3" style:family="text">
      <style:text-properties style:font-name="Noto Serif CJK JP" fo:font-size="12pt" officeooo:rsid="001bf32b" style:font-size-asian="12pt" style:font-size-complex="12pt"/>
    </style:style>
    <style:style style:name="T4" style:family="text">
      <style:text-properties style:font-name="Noto Serif CJK JP" fo:font-size="12pt" officeooo:rsid="001d6391" style:font-size-asian="12pt" style:font-size-complex="12pt"/>
    </style:style>
    <style:style style:name="T5" style:family="text">
      <style:text-properties style:font-name="Noto Serif CJK JP" fo:font-size="12pt" officeooo:rsid="00225882" style:font-size-asian="12pt" style:font-size-complex="12pt"/>
    </style:style>
    <style:style style:name="T6" style:family="text">
      <style:text-properties fo:font-variant="normal" fo:text-transform="none" fo:color="#24292f" style:font-name="Noto Serif CJK JP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24292f" style:font-name="Noto Serif CJK JP" fo:font-size="12pt" fo:letter-spacing="normal" fo:font-style="normal" fo:font-weight="normal" officeooo:rsid="0020ba26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24292f" style:font-name="Noto Serif CJK JP" fo:font-size="12pt" fo:letter-spacing="normal" fo:font-style="normal" fo:font-weight="normal" officeooo:rsid="00225882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292929" style:font-name="Noto Serif CJK JP" fo:font-size="12pt" fo:letter-spacing="normal" fo:font-style="normal" fo:font-weight="normal" officeooo:rsid="00225882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ation document:</text:p>
      <text:p text:style-name="Standard"/>
      <text:p text:style-name="Standard">Install git:</text:p>
      <text:p text:style-name="Standard">sudo apt install git</text:p>
      <text:p text:style-name="Standard">Change to folder to install:</text:p>
      <text:p text:style-name="Standard">cd Desktop/</text:p>
      <text:p text:style-name="Standard">Clone odtk from git:</text:p>
      <text:p text:style-name="Standard">git clone <text:a xlink:type="simple" xlink:href="https://github.com/nvidia/retinanet-examples" text:style-name="Internet_20_link" text:visited-style-name="Visited_20_Internet_20_Link">https://github.com/nvidia/retinanet-examples</text:a></text:p>
      <text:p text:style-name="Standard">Install docker:</text:p>
      <text:p text:style-name="Standard">sudo apt install docker.io</text:p>
      <text:p text:style-name="Standard">Build docker file (Takes a bit):</text:p>
      <text:p text:style-name="Standard"><text:span text:style-name="T1">sudo </text:span>docker build -t odtk:latest retinanet-examples/</text:p>
      <text:p text:style-name="Standard">Update nvidia driver:</text:p>
      <text:p text:style-name="Standard">sudo apt install nvidia-driver-440</text:p>
      <text:p text:style-name="P2">Install curl:</text:p>
      <text:p text:style-name="P2">sudo apt install curl</text:p>
      <text:p text:style-name="Standard">Install nvidia container toolkit:</text:p>
      <text:p text:style-name="P4"><text:span text:style-name="Source_20_Text"><text:span text:style-name="T6">curl -s -L https://nvidia.github.io/nvidia-docker/gpgkey | sudo apt-key add -</text:span></text:span></text:p>
      <text:p text:style-name="Standard">curl -s -L https://nvidia.github.io/nvidia-docker/ubuntu18.04/nvidia-docker.list | sudo tee /etc/apt/sources.list.d/nvidia-docker.list</text:p>
      <text:p text:style-name="Standard"><text:span text:style-name="Source_20_Text">sudo apt-get update</text:span></text:p>
      <text:p text:style-name="P3"><text:span text:style-name="Source_20_Text"><text:span text:style-name="T6">sudo apt-get install -y nvidia-container-toolkit</text:span></text:span></text:p>
      <text:p text:style-name="P3"><text:span text:style-name="Source_20_Text"><text:span text:style-name="T7">Install 470 driver from softwares and updates </text:span></text:span><text:span text:style-name="Source_20_Text"><text:span text:style-name="T8">(Errors came from other driver maybe not needed)</text:span></text:span></text:p>
      <text:p text:style-name="P3"><text:span text:style-name="Source_20_Text"><text:span text:style-name="T7">Restart pc.</text:span></text:span><text:span text:style-name="Source_20_Text"><text:span text:style-name="T6"><text:line-break/></text:span></text:span><text:span text:style-name="T3">Run docker:</text:span></text:p>
      <text:p text:style-name="P6"><text:span text:style-name="T4">sudo </text:span><text:span text:style-name="T2">docker run -</text:span><text:span text:style-name="T5">v </text:span><text:span text:style-name="T9">$HOME</text:span><text:span text:style-name="T5">/Desktop/rotatedBBoxApplication:/workspace/rotatedBBoxApplication </text:span><text:span text:style-name="T2">--gpus all --rm --ipc=host -it odtk:latest </text:span></text:p>
      <text:p text:style-name="Standard"/>
      <text:p text:style-name="P7">Run training:</text:p>
      <text:p text:style-name="P7">odtk train /workspace/rotatedBBoxApplication/Szakdolgozat/retinanet_rn50fpn.pth --backbone ResNet50FPN <text:s text:c="4"/>--images /workspace/rotatedBBoxApplication/Szakdolgozat/Training/TrainImg --annotations /workspace/rotatedBBoxApplication/Szakdolgozat/Training/train.json <text:s text:c="4"/>--val-images /workspace/rotatedBBoxApplication/Szakdolgozat/Training/ValIMG --val-annotations /workspace/rotatedBBoxApplication/Szakdolgozat/Training/val.json <text:s/>--lr 0.001 --augment-rotate --classes 1 --batch 2 --regularization-l2 0.0001 <text:s/>--iters 20000 --val-iters 2000 --rotated-bbox --full-precision --logdir /workspace/rotatedBBoxApplication/Logs –override</text:p>
      <text:p text:style-name="P7"/>
      <text:p text:style-name="P8">Insttll tensorboard:</text:p>
      <text:p text:style-name="P9">sudo apt-get install python3-venv -y</text:p>
      <text:p text:style-name="P9">python3 -m venv venv</text:p>
      <text:p text:style-name="P10">source ./venv/bin/activate</text:p>
      <text:p text:style-name="P10">pip install -U pip</text:p>
      <text:p text:style-name="P10">pip install -U setuptools</text:p>
      <text:p text:style-name="P10">pip install tensorflow</text:p>
      <text:p text:style-name="P11">pip install --upgrade tensorflow-gpu</text:p>
      <text:p text:style-name="P11">tensorboard --logdir Desktop/rotatedBBoxApplication/Log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6:06:58.053561291</meta:creation-date>
    <dc:date>2021-10-03T17:46:00.526473542</dc:date>
    <meta:editing-duration>PT47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96" meta:character-count="1838" meta:non-whitespace-character-count="1685"/>
  </office:meta>
</office:document-meta>
</file>